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tracked-changes text:track-changes="false">
        <text:changed-region xml:id="ct68878176" text:id="ct68878176">
          <text:insertion>
            <office:change-info>
              <dc:creator>Gandzia Gandzia</dc:creator>
              <dc:date>2017-01-11T06:19:16</dc:date>
            </office:change-info>
          </text:insertion>
        </text:changed-region>
        <text:changed-region xml:id="ct68879136" text:id="ct68879136">
          <text:deletion>
            <office:change-info>
              <dc:creator>Gandzia Gandzia</dc:creator>
              <dc:date>2017-01-11T06:19:16</dc:date>
            </office:change-info>
            <text:p text:style-name="P1">ta cała gazetk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a xlink:type="simple" xlink:href="http://i.imgur.com/HCfeqXu.jpg" text:style-name="Internet_20_link" text:visited-style-name="Visited_20_Internet_20_Link"><text:span text:style-name="T1">http://i.imgur.com/HCfeqXu.jpg</text:span></text:a></text:p>
      <text:p text:style-name="P2">Gray Picture – nieogarniająca rzeczywistości licealistka, większość czasu spędza na unikaniu wykonywania jakichkolwiek konstruktywnych zajęć, czytaniu lub męczeniu swoich kotów. W wolnych chwilach udaje, że umie pisać i rysować oraz przegrywa w grach komputerowych.</text:p>
      <text:p text:style-name="P2"/>
      <text:p text:style-name="P2">Pisanie do ET okiem nowicjuszki.</text:p>
      <text:p text:style-name="P2"/>
      <text:p text:style-name="P1">To jest już trzeci numer “Equestria Times”, do którego piszę, czyli, jeżeli polegać na moich znikomych umiejętnościach liczenia i kiepskiej pamięci, to redaktorką jestem jakoś od początku sierpnia. Jak teraz o tym myślę, to zgodziłam się na tę specyficzną formę hobbystycznego niewolnictwa tylko dlatego, że mam za mało asertywności, aby powiedzieć nie. Co oczywiście nie znaczy, że tej decyzji żałuję. Jak od środka wygląda tworzenie dla “Equestria Times”?</text:p>
      <text:p text:style-name="P1"/>
      <text:p text:style-name="P1">Pisanie artykułów i felietonów potwierdza znaną prawie wszystkim zasadę, że do wszelkiej kreatywnej pracy najlepiej zachęca coraz szybciej zbliżający się deadline (ten felieton pisany jest „na kolanie” w ostatnim dniu, w którym jeszcze można oddawać teksty). Podobną praktykę stosuje większość osób w redakcji, co doprowadza niektórych naczelnych do tym większej złości, im bliżej jest końcowy termin. Nie zauważyłam jednak, żeby ktokolwiek z redaktorów jakoś specjalnie się tym stanem rzeczy przejmował. <office:annotation office:name="__Annotation__13_1206980989"><dc:creator>Gandzia Gandzia</dc:creator><dc:date>2017-01-11T06:19:36</dc:date><text:p><text:span text:style-name="T2">O nie, zostaliśmy zdemaskowani!</text:span></text:p></office:annotation>Jak teraz o tym myślę, to najprawdopodobniej <text:change-start text:change-id="ct68878176"/>to całe pismo<text:change-end text:change-id="ct68878176"/><text:change text:change-id="ct68879136"/> jest tylko wyjątkowo podstępną przykrywką do pisania śmieszków na rakowej konferencji redakcyjnej<office:annotation-end office:name="__Annotation__13_1206980989"/>.</text:p>
      <text:p text:style-name="P1"/>
      <text:p text:style-name="P1">Cień zbliżającego się terminu ma jednak też jeden duży plus. Zanim dołączyłam do redakcji, przez wrodzone lenistwo ciężko mi było się zabrać do jakiegokolwiek pisania. Bo przecież godzina gry w Fallouta czy bezproduktywnego oglądania filmików z niezdarnymi kotkami w Internecie brzmi dużo bardziej zachęcająco niż jakieś pisanie. A teraz jakoś wyprodukuję chociaż te kilka stron raz na ruski rok.</text:p>
      <text:p text:style-name="P1"/>
      <text:p text:style-name="P1">Żeby artykuł wyglądał porządnie, czyli nie było zbyt dużych dziur między końcem jednego tekstu a początkiem drugiego, musi mieć odpowiednią ilość słów. Co jest moją największą bolączką, ponieważ nigdy nie umiem odpowiednio wstrzelić się w te „widełki”. Najczęściej brakuje mi słów do dolnej dopuszczalnej granicy. Wtedy niestety trzeba kombinować. Zwykle dodaję słowa-zapchajdziury, takie, które nie zmieniają znaczenia zdania lub robią to tylko w niewielkim stopniu i dopisuję więcej niezbyt potrzebnych przymiotników. Niby niewiele, ale w ten sposób mogę spokojnie powiększyć tekst o pięćdziesiąt słów albo nawet prawie sto, jak się postaram. Jeśli nawet to nie pomoże, to niestety trzeba się wysilić i dodać akapit czy dwa mniej lub bardziej sensownego tekstu. A pisanie czegokolwiek sensownego jest niesamowicie męczące, mówię Wam.</text:p>
      <text:p text:style-name="P1">----</text:p>
      <text:p text:style-name="P1">Nie wiem, ile to miejsca zajmie, więc w razie czego tym można zapełnić brakujące miejsce<text:a xlink:type="simple" xlink:href="https://happyologist.co.uk/wp-content/uploads/panic-meter.png" text:style-name="Internet_20_link" text:visited-style-name="Visited_20_Internet_20_Link"> </text:a><text:a xlink:type="simple" xlink:href="https://happyologist.co.uk/wp-content/uploads/panic-meter.png" text:style-name="Internet_20_link" text:visited-style-name="Visited_20_Internet_20_Link"><text:span text:style-name="T1">https://happyologist.co.uk/wp-content/uploads/panic-meter.png</text:span></text:a></text:p>
      <text:p text:style-name="P1"><text:a xlink:type="simple" xlink:href="https://happyologist.co.uk/growth/how-to-excel-despite-deadline-stress/" text:style-name="Internet_20_link" text:visited-style-name="Visited_20_Internet_20_Link"><text:span text:style-name="T1">https://happyologist.co.uk/growth/how-to-excel-despite-deadline-stress/</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396" meta:character-count="2902" meta:non-whitespace-character-count="2515"/>
    <meta:generator>LibreOfficeDev/5.1.0.3$Linux_X86_64 LibreOffice_project/</meta:generator>
  </office:meta>
</office:document-meta>
</file>